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1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2" style:family="table-column">
      <style:table-column-properties fo:break-before="auto" style:column-width="2.9693in"/>
    </style:style>
    <style:style style:name="co23" style:family="table-column">
      <style:table-column-properties fo:break-before="auto" style:column-width="0.7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56" style:family="table-cell" style:parent-style-name="Default">
      <style:table-cell-properties style:vertical-align="top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2">
      <style:text-properties fo:font-weight="normal" style:font-weight-asian="normal" style:font-weight-complex="normal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19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23" table:default-cell-style-name="ce72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19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4"/>
          <table:table-cell table:number-columns-repeated="4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74"/>
          <table:table-cell table:number-columns-repeated="893"/>
        </table:table-row>
        <table:table-row table:style-name="ro5">
          <table:table-cell table:number-columns-repeated="3"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4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/>
          <table:table-cell table:style-name="ce99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 table:number-columns-repeated="3"/>
          <table:table-cell table:style-name="ce74" table:number-columns-repeated="2"/>
          <table:table-cell table:style-name="ce70"/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109"/>
          <table:table-cell table:style-name="ce67"/>
          <table:table-cell table:style-name="ce58"/>
          <table:table-cell table:number-columns-repeated="4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19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7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22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7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 table:number-columns-repeated="867"/>
        </table:table-row>
        <table:table-row table:style-name="ro1">
          <table:table-cell table:number-columns-repeated="4"/>
          <table:table-cell table:style-name="ce20"/>
          <table:table-cell table:number-columns-repeated="897"/>
        </table:table-row>
        <table:table-row table:style-name="ro1">
          <table:table-cell table:number-columns-repeated="22"/>
          <table:table-cell table:style-name="ce72"/>
          <table:table-cell table:number-columns-repeated="879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7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4"/>
          <table:table-cell table:number-columns-repeated="3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90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8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3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5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09"/>
          <table:table-cell table:style-name="ce67"/>
          <table:table-cell table:style-name="ce58"/>
          <table:table-cell table:number-columns-repeated="3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5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7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67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67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67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?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67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67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67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number-columns-repeated="866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67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3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67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Nancy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Bec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iana B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Carl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iana C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Angel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Ceci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an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67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Leslie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 table:number-columns-repeated="7"/>
          <table:table-cell table:style-name="ce67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27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4"/>
          <table:table-cell table:number-columns-repeated="3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90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8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3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9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09"/>
          <table:table-cell table:style-name="ce67"/>
          <table:table-cell table:style-name="ce58"/>
          <table:table-cell table:number-columns-repeated="3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10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11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67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67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67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?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67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67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67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number-columns-repeated="866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67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3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67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Nancy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Bec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iana B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Carl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iana C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Angel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Ceci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an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67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Leslie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 table:number-columns-repeated="7"/>
          <table:table-cell table:style-name="ce67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27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8T09:51:52.880994805</dc:date>
    <meta:editing-duration>P2DT18H49M49S</meta:editing-duration>
    <meta:editing-cycles>496</meta:editing-cycles>
    <meta:generator>LibreOffice/7.3.7.2$Linux_X86_64 LibreOffice_project/30$Build-2</meta:generator>
    <meta:document-statistic meta:table-count="3" meta:cell-count="777" meta:object-count="0"/>
  </office:meta>
</office:document-meta>
</file>